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ff0000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margin-left="1.27cm" fo:margin-right="0cm" fo:text-align="start" fo:text-indent="-0.635cm"/>
    </style:style>
    <style:style style:name="P7" style:family="paragraph">
      <style:paragraph-properties fo:text-align="start"/>
      <style:text-properties fo:font-family="monospace" style:font-pitch="fixed" fo:font-size="13.5pt"/>
    </style:style>
    <style:style style:name="P8" style:family="paragraph">
      <style:paragraph-properties fo:text-align="start"/>
      <style:text-properties fo:font-size="24pt"/>
    </style:style>
    <style:style style:name="P9" style:family="paragraph">
      <style:paragraph-properties fo:margin-left="1.27cm" fo:margin-right="0cm" fo:text-align="start" fo:text-indent="-0.635cm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color="#000000"/>
    </style:style>
    <style:style style:name="P11" style:family="paragraph">
      <style:paragraph-properties fo:margin-left="1.27cm" fo:margin-right="0cm" fo:text-align="start" fo:text-indent="-0.635cm"/>
      <style:text-properties fo:color="#000000" fo:font-size="24pt" style:font-size-asian="24pt" style:font-size-complex="24pt"/>
    </style:style>
    <style:style style:name="P12" style:family="paragraph">
      <style:paragraph-properties fo:text-align="start"/>
      <style:text-properties fo:color="#000000" fo:font-size="24pt"/>
    </style:style>
    <style:style style:name="P13" style:family="paragraph">
      <style:text-properties fo:font-family="monospace" style:font-pitch="fixed" fo:font-size="13.5pt"/>
    </style:style>
    <style:style style:name="P14" style:family="paragraph">
      <style:paragraph-properties fo:text-align="start"/>
      <style:text-properties fo:font-family="monospace" style:font-pitch="fixed" fo:font-size="24pt"/>
    </style:style>
    <style:style style:name="P15" style:family="paragraph">
      <style:paragraph-properties fo:text-align="start"/>
      <style:text-properties fo:font-family="Monospace" style:font-pitch="fixed" fo:font-size="13.5pt" style:font-size-asian="13.5pt" style:font-size-complex="13.5pt"/>
    </style:style>
    <style:style style:name="P16" style:family="paragraph">
      <style:paragraph-properties fo:text-align="start"/>
      <style:text-properties fo:font-family="'Times New Roman'" style:font-family-generic="roman" style:font-pitch="variable" fo:font-size="12pt" fo:font-weight="bold" style:font-weight-asian="bold" style:font-size-complex="12pt" style:font-weight-complex="bold"/>
    </style:style>
    <style:style style:name="P17" style:family="paragraph">
      <style:paragraph-properties fo:text-align="start"/>
      <style:text-properties fo:font-family="'Times New Roman'" style:font-family-generic="roman" style:font-pitch="variable" fo:font-size="12pt" style:font-weight-asian="bold"/>
    </style:style>
    <style:style style:name="P18" style:family="paragraph">
      <style:paragraph-properties fo:text-align="start"/>
      <style:text-properties fo:font-family="'Times New Roman'" style:font-family-generic="roman" style:font-pitch="variable" fo:font-size="12pt" style:font-size-complex="12pt"/>
    </style:style>
    <style:style style:name="P19" style:family="paragraph">
      <style:paragraph-properties fo:text-align="start"/>
      <style:text-properties fo:font-family="'Times New Roman'" style:font-family-generic="roman" style:font-pitch="variable" fo:font-size="12pt"/>
    </style:style>
    <style:style style:name="P20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1" style:family="paragraph">
      <style:paragraph-properties fo:text-align="start"/>
      <style:text-properties fo:color="#000000" fo:font-family="'Times New Roman'" style:font-family-generic="roman" style:font-pitch="variable" fo:font-size="12pt" fo:font-weight="normal" style:font-weight-asian="normal" style:font-size-complex="12pt" style:font-weight-complex="normal"/>
    </style:style>
    <style:style style:name="P22" style:family="paragraph">
      <style:paragraph-properties fo:text-align="start"/>
      <style:text-properties fo:color="#000000" fo:font-family="'Times New Roman'" style:font-family-generic="roman" style:font-pitch="variable" fo:font-size="12pt" fo:font-weight="normal" style:font-weight-asian="normal" style:font-weight-complex="normal"/>
    </style:style>
    <style:style style:name="P23" style:family="paragraph">
      <style:paragraph-properties fo:margin-left="1.27cm" fo:margin-right="0cm" fo:text-align="start" fo:text-indent="-0.635cm"/>
      <style:text-properties fo:color="#000000" fo:font-size="24pt" fo:font-weight="normal" style:font-size-asian="24pt" style:font-weight-asian="normal" style:font-size-complex="24pt" style:font-weight-complex="normal"/>
    </style:style>
    <style:style style:name="P24" style:family="paragraph">
      <style:paragraph-properties fo:text-align="start"/>
      <style:text-properties fo:color="#000000" fo:font-family="'Times New Roman'" style:font-family-generic="roman" style:font-pitch="variable" fo:font-size="12pt" fo:font-weight="bold" style:font-weight-asian="bold" style:font-size-complex="12pt" style:font-weight-complex="bold"/>
    </style:style>
    <style:style style:name="P25" style:family="paragraph">
      <style:paragraph-properties fo:text-align="start"/>
      <style:text-properties fo:color="#000000" fo:font-family="'Times New Roman'" style:font-family-generic="roman" style:font-pitch="variable" fo:font-size="12pt" style:font-weight-asian="bold"/>
    </style:style>
    <style:style style:name="P26" style:family="paragraph">
      <style:paragraph-properties fo:text-align="start"/>
      <style:text-properties fo:color="#000000" fo:font-family="'Times New Roman'" style:font-family-generic="roman" style:font-pitch="variable" fo:font-size="12pt" style:font-size-complex="12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monospace" style:font-pitch="fixed" fo:font-size="13.5pt" style:font-size-asian="24pt" style:font-size-complex="24pt"/>
    </style:style>
    <style:style style:name="T9" style:family="text">
      <style:text-properties fo:font-family="monospace" style:font-pitch="fixed" fo:font-size="26pt" style:font-size-asian="26pt" style:font-size-complex="26pt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style:letter-kerning="true" style:font-family-asian="'Droid Sans Fallback'" style:font-family-generic-asian="system" style:font-pitch-asian="variable" style:font-size-asian="24pt" style:font-style-asian="normal" style:font-family-complex="'Lohit Hindi'" style:font-family-generic-complex="system" style:font-pitch-complex="variable" style:font-size-complex="24pt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ff" fo:font-family="'Times New Roman'" style:font-family-generic="roman" style:font-pitch="variable" fo:font-size="24pt" style:font-size-asian="24pt" style:font-size-complex="24pt"/>
    </style:style>
    <style:style style:name="T15" style:family="text">
      <style:text-properties fo:color="#000000" fo:font-family="'Times New Roman'" style:font-family-generic="roman" style:font-pitch="variable" fo:font-size="24pt" style:font-size-asian="24pt" style:font-size-complex="24pt"/>
    </style:style>
    <style:style style:name="T16" style:family="text">
      <style:text-properties fo:color="#0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ff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he planning task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><text:s/><text:span text:style-name="T2">Job acquisition facility for a factory</text:span></text:p>
            <text:p><text:span text:style-name="T2"/></text:p>
            <text:p><text:span text:style-name="T2">By</text:span></text:p>
            <text:p><text:span text:style-name="T2"/></text:p>
            <text:p><text:span text:style-name="T3">Mazzam,Daiem,Nour,Segun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Objects: Things of interest</text:span><text:line-break/></text:p>
          </draw:text-box>
        </draw:frame>
        <draw:frame presentation:style-name="pr2" draw:text-style-name="P4" draw:layer="layout" svg:width="24.639cm" svg:height="12.178cm" svg:x="1.4cm" svg:y="3.965cm" presentation:class="subtitle" presentation:user-transformed="true">
          <draw:text-box>
            <text:p text:style-name="P4"><text:span text:style-name="T5">The workspace</text:span><text:span text:style-name="T6">:</text:span></text:p>
            <text:list text:style-name="L3">
              <text:list-item>
                <text:p text:style-name="P4"><text:span text:style-name="T6">Order workspace: <text:s/>workspace where the orders are placed.</text:span></text:p>
                <text:p text:style-name="P4"><text:span text:style-name="T6"/></text:p>
              </text:list-item>
              <text:list-item>
                <text:p text:style-name="P4"><text:span text:style-name="T6">Delivery workspace: workspace where finished items are dropped for delivery to customers.</text:span></text:p>
                <text:p text:style-name="P4"><text:span text:style-name="T6"/></text:p>
              </text:list-item>
              <text:list-item>
                <text:p text:style-name="P4"><text:span text:style-name="T6">Factory workspace: workspace where factory operation is carried out.</text:span></text:p>
                <text:p text:style-name="P4"><text:span text:style-name="T6"/></text:p>
              </text:list-item>
              <text:list-item>
                <text:p text:style-name="P4"><text:span text:style-name="T6">Workstation: workstation where each operations is done inside the fact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Objects: Things of interest</text:span><text:line-break/></text:p>
          </draw:text-box>
        </draw:frame>
        <draw:frame presentation:style-name="pr2" draw:text-style-name="P4" draw:layer="layout" svg:width="24.639cm" svg:height="16.049cm" svg:x="1.4cm" svg:y="2.747cm" presentation:class="subtitle" presentation:user-transformed="true">
          <draw:text-box>
            <text:p text:style-name="P5"><text:span text:style-name="T5">The robots</text:span><text:span text:style-name="T6">:</text:span></text:p>
            <text:list text:style-name="L3">
              <text:list-header>
                <text:p text:style-name="P5"><text:span text:style-name="T6"/></text:p>
              </text:list-header>
              <text:list-item>
                <text:p text:style-name="P5"><text:span text:style-name="T6">Transporter: transports items from one workspace/workstation to another.</text:span></text:p>
                <text:p text:style-name="P5"><text:span text:style-name="T6"/></text:p>
              </text:list-item>
              <text:list-item>
                <text:p text:style-name="P5"><text:span text:style-name="T6">fixed manipulators: pick and drop items from workspace to transporter and vice-versa.</text:span></text:p>
                <text:p text:style-name="P5"><text:span text:style-name="T6"/></text:p>
              </text:list-item>
              <text:list-item>
                <text:p text:style-name="P5"><text:span text:style-name="T6">mobile manipulators: pick, drop and transports.</text:span></text:p>
                <text:p text:style-name="P5"><text:span text:style-name="T6"/></text:p>
              </text:list-item>
              <text:list-item>
                <text:p text:style-name="P5"><text:span text:style-name="T6">paniter agent: color items.</text:span></text:p>
                <text:p text:style-name="P5"><text:span text:style-name="T6"/></text:p>
              </text:list-item>
              <text:list-item>
                <text:p text:style-name="P5"><text:span text:style-name="T6">Order agent: receives orders and check if the operation can be done.</text:span></text:p>
                <text:p text:style-name="P5"><text:span text:style-name="T6"/></text:p>
              </text:list-item>
              <text:list-item>
                <text:p text:style-name="P5"><text:span text:style-name="T6">Delivery agent: confirm delivery and check if all operations are correctly don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Objects: Things of interest</text:span><text:line-break/></text:p>
          </draw:text-box>
        </draw:frame>
        <draw:frame presentation:style-name="pr2" draw:text-style-name="P4" draw:layer="layout" svg:width="24.639cm" svg:height="12.178cm" svg:x="1.4cm" svg:y="3.965cm" presentation:class="subtitle" presentation:user-transformed="true">
          <draw:text-box>
            <text:p text:style-name="P5"><text:span text:style-name="T7">The items</text:span><text:span text:style-name="T6">:</text:span></text:p>
            <text:p text:style-name="P5"><text:span text:style-name="T6"/></text:p>
            <text:list text:style-name="L3">
              <text:list-item>
                <text:p text:style-name="P6"><text:span text:style-name="T6">Screw</text:span></text:p>
                <text:p text:style-name="P6"><text:span text:style-name="T6"/></text:p>
              </text:list-item>
              <text:list-item>
                <text:p text:style-name="P6"><text:span text:style-name="T6">Nuts</text:span></text:p>
                <text:p text:style-name="P6"><text:span text:style-name="T6"/></text:p>
              </text:list-item>
              <text:list-item>
                <text:p text:style-name="P6"><text:span text:style-name="T6">Bolts</text:span></text:p>
              </text:list-item>
            </text:list>
            <text:p text:style-name="P5"><text:span text:style-name="T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Objects: Things of interest</text:span><text:line-break/></text:p>
          </draw:text-box>
        </draw:frame>
        <draw:frame presentation:style-name="pr2" draw:text-style-name="P4" draw:layer="layout" svg:width="24.639cm" svg:height="12.178cm" svg:x="1.4cm" svg:y="3.965cm" presentation:class="subtitle" presentation:user-transformed="true">
          <draw:text-box>
            <text:p text:style-name="P5"><text:span text:style-name="T5">In PDDL:</text:span></text:p>
            <text:p text:style-name="P5"><text:span text:style-name="T6"/></text:p>
            <text:p text:style-name="P5"><text:span text:style-name="T6">(</text:span><text:span text:style-name="T8">:</text:span><text:span text:style-name="T9">objects workspaceO workspaceD workspaceF </text:span><text:span text:style-name="T9"><text:tab/></text:span><text:span text:style-name="T9"> <text:s text:c="9"/>workstation</text:span></text:p>
            <text:p text:style-name="P7"><text:span text:style-name="T6"><text:tab/></text:span><text:span text:style-name="T6"><text:tab/></text:span><text:span text:style-name="T6"> <text:s text:c="4"/></text:span><text:span text:style-name="T6">nut bolt</text:span></text:p>
            <text:p text:style-name="P7"><text:span text:style-name="T6"><text:tab/></text:span><text:span text:style-name="T6"><text:tab/></text:span><text:span text:style-name="T6"> <text:s text:c="4"/></text:span><text:span text:style-name="T6">transporter manipulator mobile painter <text:s text:c="3"/></text:span><text:span text:style-name="T6"><text:tab/></text:span><text:span text:style-name="T6"><text:tab/></text:span><text:span text:style-name="T6"> <text:s text:c="2"/>order delivery)</text:span></text:p>
            <text:p text:style-name="P8"><text:span text:style-name="T6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4">Predicates: the objects properties can be true or false</text:span><text:line-break/></text:p>
          </draw:text-box>
        </draw:frame>
        <draw:frame presentation:style-name="pr2" draw:text-style-name="P4" draw:layer="layout" svg:width="24.639cm" svg:height="12.178cm" svg:x="1.4cm" svg:y="3.965cm" presentation:class="subtitle" presentation:user-transformed="true">
          <draw:text-box>
            <text:p text:style-name="P6"><text:span text:style-name="T6">Is x a workspace?</text:span><text:span text:style-name="T6"><text:tab/></text:span><text:span text:style-name="T6"> <text:s/></text:span></text:p>
            <text:p text:style-name="P6"><text:span text:style-name="T6">Is x a robot?</text:span></text:p>
            <text:p text:style-name="P6"><text:span text:style-name="T6">Is workstation empty?</text:span></text:p>
            <text:p text:style-name="P6"><text:span text:style-name="T6">Is x an item?</text:span></text:p>
            <text:p text:style-name="P6"><text:span text:style-name="T6">Is item x in workspace y?</text:span></text:p>
            <text:p text:style-name="P6"><text:span text:style-name="T6">Is robot x in workspace y?</text:span></text:p>
            <text:p text:style-name="P6"><text:span text:style-name="T6">Is robot x idle?</text:span></text:p>
            <text:p text:style-name="P6"><text:span text:style-name="T6">Is painter agent x painting?</text:span></text:p>
            <text:p text:style-name="P6"><text:span text:style-name="T6">Is item x painted?</text:span></text:p>
            <text:p text:style-name="P6"><text:span text:style-name="T6">Is robot x free?</text:span></text:p>
            <text:p text:style-name="P6"><text:span text:style-name="T6">Is robot x confirming orders?</text:span></text:p>
            <text:p text:style-name="P6"><text:span text:style-name="T6">Is robot x comfirming delive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4">Predicates: the objects properties can be true or false</text:span><text:line-break/></text:p>
          </draw:text-box>
        </draw:frame>
        <draw:frame presentation:style-name="pr2" draw:text-style-name="P9" draw:layer="layout" svg:width="24.639cm" svg:height="12.273cm" svg:x="1.4cm" svg:y="3.918cm" presentation:class="subtitle" presentation:user-transformed="true">
          <draw:text-box>
            <text:p text:style-name="P5"><text:span text:style-name="T6">WORKSPACE(x)---x is a workspace </text:span></text:p>
            <text:p text:style-name="P5"><text:span text:style-name="T6">ROBOT(x)-----------x is a robot</text:span></text:p>
            <text:p text:style-name="P5"><text:span text:style-name="T6">ITEM(x)--------------x is an item</text:span></text:p>
            <text:p text:style-name="P5"><text:span text:style-name="T6">WORKSTATION(x)- x is a workstation</text:span><text:span text:style-name="T6"><text:tab/></text:span><text:span text:style-name="T6"><text:tab/></text:span></text:p>
            <text:p text:style-name="P5"><text:span text:style-name="T6">at-item(x, y)----------x is an item and in workpace y</text:span></text:p>
            <text:p text:style-name="P5"><text:span text:style-name="T6">at-robot(x, y)------------x is a robot and in workspace y</text:span></text:p>
            <text:p text:style-name="P5"><text:span text:style-name="T6">idle(x)-----------------x is a robot and it is idle</text:span></text:p>
            <text:p text:style-name="P5"><text:span text:style-name="T6">free(x)-----------------x is a robot <text:s/>and x does not hold an item</text:span></text:p>
            <text:p text:style-name="P5"><text:span text:style-name="T6">carry(x, y)------------- x is a robot , y is an item, and x holds y</text:span></text:p>
            <text:p text:style-name="P5"><text:span text:style-name="T6">empty(x)--------------x is a workstation and it is empty</text:span></text:p>
            <text:p text:style-name="P5"><text:span text:style-name="T6">on(x, y)-------------x <text:s/>is an item, y is a transporter,x on y </text:span></text:p>
            <text:p text:style-name="P5"><text:span text:style-name="T6">unload(x, y)-----------x is a item, y is an workstation ,x on y</text:span></text:p>
            <text:p text:style-name="P5"><text:span text:style-name="T6">paint(x, y)--------------x is a robot, y is an item and x paints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4">Predicates: the objects properties can be true or false</text:span><text:line-break/></text:p>
          </draw:text-box>
        </draw:frame>
        <draw:frame presentation:style-name="pr2" draw:text-style-name="P9" draw:layer="layout" svg:width="24.639cm" svg:height="12.178cm" svg:x="1.4cm" svg:y="3.965cm" presentation:class="subtitle" presentation:user-transformed="true">
          <draw:text-box>
            <text:p text:style-name="P5"><text:span text:style-name="T5">In PDDL</text:span><text:span text:style-name="T6">:</text:span></text:p>
            <text:p text:style-name="P5"><text:span text:style-name="T6"/></text:p>
            <text:p text:style-name="P7"><text:span text:style-name="T6">(:predicates (WORKSPACE ?x) (ITEM ?x) (ROBOT ?x)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(at-item ?x ?y) (at-robot ?x ?y) 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(idle ?x)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(free ?x) (carry ?x ?y)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(ontop ?x ?y) (empty ?x)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(on ?x ?y) paint(?x ?y) paint(?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Initial state : start state of the world</text:span><text:line-break/></text:p>
          </draw:text-box>
        </draw:frame>
        <draw:frame presentation:style-name="pr2" draw:text-style-name="P11" draw:layer="layout" svg:width="24.639cm" svg:height="12.178cm" svg:x="1.4cm" svg:y="3.965cm" presentation:class="subtitle" presentation:user-transformed="true">
          <draw:text-box>
            <text:p text:style-name="P10"><text:span text:style-name="T5">Initial state </text:span><text:span text:style-name="T10">: </text:span></text:p>
            <text:p text:style-name="P10"><text:span text:style-name="T10"/></text:p>
            <text:p text:style-name="P10"><text:span text:style-name="T10">WORKSPACE(workspaceO), WORKSPACE(workspaceD) and WORKSPACE(workspaceF) are </text:span><text:span text:style-name="T11">true</text:span></text:p>
            <text:p text:style-name="P10"><text:span text:style-name="T11"/></text:p>
            <text:p text:style-name="P10"><text:span text:style-name="T10">ITEM(screw), ITEM(nut) and <text:s/>ITEM(bolt) are </text:span><text:span text:style-name="T11">true</text:span></text:p>
            <text:p text:style-name="P10"><text:span text:style-name="T10"/></text:p>
            <text:p text:style-name="P10"><text:span text:style-name="T10">ROBOT(manipulator), ROBOT(order), ROBOT(delivery), ROBOT(transporter), and ROBOT(mobile) , ROBOT(painter) are </text:span><text:span text:style-name="T11">true</text:span><text:span text:style-name="T10">.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Initial state : start state of the world</text:span><text:line-break/></text:p>
          </draw:text-box>
        </draw:frame>
        <draw:frame presentation:style-name="pr2" draw:text-style-name="P11" draw:layer="layout" svg:width="24.639cm" svg:height="14.161cm" svg:x="1.4cm" svg:y="2.974cm" presentation:class="subtitle" presentation:user-transformed="true">
          <draw:text-box>
            <text:p text:style-name="P12"><text:span text:style-name="T5">Initial state </text:span><text:span text:style-name="T10">: </text:span></text:p>
            <text:p text:style-name="P12"><text:span text:style-name="T10"/></text:p>
            <text:p text:style-name="P12"><text:span text:style-name="T10">i</text:span><text:span text:style-name="T12">dle(manipulator), idle(deilvery), idle(mobile), idle(transporter), idle(order), idle(painter) are </text:span><text:span text:style-name="T13">true</text:span></text:p>
            <text:p text:style-name="P5"><text:span text:style-name="T10"/></text:p>
            <text:p text:style-name="P5"><text:span text:style-name="T10">at-robot(order, workspaceO), at-robot(manipulator, workspaceO), at-robot(mobile, workspaceO), at-robot(transporter. WorkspaceO), at-item(screw, workspaceO) are </text:span><text:span text:style-name="T11">true</text:span></text:p>
            <text:p text:style-name="P5"><text:span text:style-name="T10"/></text:p>
            <text:p text:style-name="P5"><text:span text:style-name="T10">at- robot(painter, workspaceF),at-robot(manipulator, workspaceF),at-robot(transporter, workspaceO) are </text:span><text:span text:style-name="T11">true</text:span></text:p>
            <text:p text:style-name="P5"><text:span text:style-name="T10"/></text:p>
            <text:p text:style-name="P5"><text:span text:style-name="T10">at-robot(delivery, workspaceD) are </text:span><text:span text:style-name="T11">true</text:span></text:p>
            <text:p text:style-name="P5"><text:span text:style-name="T10">Every other things are </text:span><text:span text:style-name="T11">false.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Initial state : start state of the world</text:span><text:line-break/></text:p>
          </draw:text-box>
        </draw:frame>
        <draw:frame presentation:style-name="pr2" draw:text-style-name="P11" draw:layer="layout" svg:width="24.639cm" svg:height="14.665cm" svg:x="1.4cm" svg:y="2.722cm" presentation:class="subtitle" presentation:user-transformed="true">
          <draw:text-box>
            <text:p text:style-name="P5"><text:span text:style-name="T5">In PDDL</text:span><text:span text:style-name="T10">:</text:span></text:p>
            <text:p text:style-name="P5"><text:span text:style-name="T10"/></text:p>
            <text:p text:style-name="P7"><text:span text:style-name="T10">(:init (WORKSPACE workspaceO) </text:span></text:p>
            <text:p text:style-name="P7"><text:span text:style-name="T10"><text:tab/></text:span><text:span text:style-name="T10"><text:tab/></text:span><text:span text:style-name="T10"><text:tab/></text:span><text:span text:style-name="T10">(WORKSPACE workspaceF) </text:span></text:p>
            <text:p text:style-name="P7"><text:span text:style-name="T10"><text:tab/></text:span><text:span text:style-name="T10"> <text:s text:c="2"/></text:span><text:span text:style-name="T10"><text:tab/></text:span><text:span text:style-name="T10">(WORKSPACE workspaceD)</text:span></text:p>
            <text:p text:style-name="P7"><text:span text:style-name="T10"><text:tab/></text:span><text:span text:style-name="T10"> <text:s text:c="2"/></text:span><text:span text:style-name="T10"><text:tab/></text:span><text:span text:style-name="T10">(ITEM screw) (ITEM nut) (ITEM bolt) </text:span></text:p>
            <text:p text:style-name="P7"><text:span text:style-name="T10"><text:tab/></text:span><text:span text:style-name="T10"> <text:s text:c="2"/></text:span><text:span text:style-name="T10"><text:tab/></text:span><text:span text:style-name="T10">(ROBOT order) (ROBOT manipulator) </text:span></text:p>
            <text:p text:style-name="P7"><text:span text:style-name="T10"><text:tab/></text:span><text:span text:style-name="T10"><text:tab/></text:span><text:span text:style-name="T10"><text:tab/></text:span><text:span text:style-name="T10">(ROBOT transporter) (ROBOT mobile) </text:span></text:p>
            <text:p text:style-name="P7"><text:span text:style-name="T10"><text:tab/></text:span><text:span text:style-name="T10"><text:tab/></text:span><text:span text:style-name="T10"><text:tab/></text:span><text:span text:style-name="T10">(ROBOT delivery) (ROBOT painter)</text:span></text:p>
            <text:p text:style-name="P7"><text:span text:style-name="T10"><text:tab/></text:span><text:span text:style-name="T10"> <text:s text:c="2"/></text:span><text:span text:style-name="T10"><text:tab/></text:span><text:span text:style-name="T10">(idle order) (idle manipulator) </text:span></text:p>
            <text:p text:style-name="P7"><text:span text:style-name="T10"><text:tab/></text:span><text:span text:style-name="T10"><text:tab/></text:span><text:span text:style-name="T10"><text:tab/></text:span><text:span text:style-name="T10">(idle transporter) </text:span></text:p>
            <text:p text:style-name="P7"><text:span text:style-name="T10"><text:tab/></text:span><text:span text:style-name="T10"> <text:s text:c="2"/></text:span><text:span text:style-name="T10"><text:tab/></text:span><text:span text:style-name="T10">(idle mobile) (idle delivery) </text:span></text:p>
            <text:p text:style-name="P7"><text:span text:style-name="T10"><text:tab/></text:span><text:span text:style-name="T10"><text:tab/></text:span><text:span text:style-name="T10"><text:tab/></text:span><text:span text:style-name="T10">(idle painter) </text:span></text:p>
            <text:p text:style-name="P7"><text:span text:style-name="T10"><text:tab/></text:span><text:span text:style-name="T10"> <text:s text:c="2"/>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Initial state : start state of the world</text:span><text:line-break/></text:p>
          </draw:text-box>
        </draw:frame>
        <draw:frame presentation:style-name="pr2" draw:text-style-name="P11" draw:layer="layout" svg:width="24.639cm" svg:height="13.721cm" svg:x="1.4cm" svg:y="3.194cm" presentation:class="subtitle" presentation:user-transformed="true">
          <draw:text-box>
            <text:p text:style-name="P8"><text:span text:style-name="T5">In PDDL</text:span><text:span text:style-name="T10">:</text:span></text:p>
            <text:p text:style-name="P13"><text:span text:style-name="T10">(at-robot <text:s/>order workspaceO)</text:span></text:p>
            <text:p text:style-name="P13"><text:span text:style-name="T10"><text:tab/></text:span><text:span text:style-name="T10"> <text:s text:c="3"/></text:span><text:span text:style-name="T10">(at-robot <text:s/>manipulator workspaceO) </text:span></text:p>
            <text:p text:style-name="P13"><text:span text:style-name="T10"><text:tab/></text:span><text:span text:style-name="T10"> <text:s text:c="2"/></text:span><text:span text:style-name="T10">(at-robot <text:s/>transporter workspaceO)</text:span></text:p>
            <text:p text:style-name="P13"><text:span text:style-name="T10">(at-robot <text:s/>mobile workspaceO) </text:span></text:p>
            <text:p text:style-name="P13"><text:span text:style-name="T10"><text:s/></text:span><text:span text:style-name="T10">(at-item <text:s/>nut workspaceO)</text:span></text:p>
            <text:p text:style-name="P13"><text:span text:style-name="T10"><text:tab/></text:span><text:span text:style-name="T10"> <text:s text:c="2"/></text:span><text:span text:style-name="T10">(at-robot <text:s/>color workspaceF)</text:span></text:p>
            <text:p text:style-name="P13"><text:span text:style-name="T10"><text:tab/></text:span><text:span text:style-name="T10"> <text:s text:c="2"/></text:span><text:span text:style-name="T10">(at-robot <text:s/>manipulator workspaceF)</text:span></text:p>
            <text:p text:style-name="P13"><text:span text:style-name="T10"><text:tab/></text:span><text:span text:style-name="T10"> <text:s text:c="2"/></text:span><text:span text:style-name="T10">(at-robot <text:s/>transporter workspaceF)</text:span></text:p>
            <text:p text:style-name="P13"><text:span text:style-name="T10"><text:tab/></text:span><text:span text:style-name="T10"> <text:s text:c="2"/></text:span><text:span text:style-name="T10">(at-robot <text:s/>painter workspaceF)</text:span></text:p>
            <text:p text:style-name="P13"><text:span text:style-name="T10"><text:tab/></text:span><text:span text:style-name="T10"> <text:s text:c="2"/></text:span><text:span text:style-name="T10">(at-robot <text:s/>delivery workspaceD))</text:span></text:p>
            <text:p text:style-name="P13"><text:span text:style-name="T10"/></text:p>
            <text:p text:style-name="P14"><text:span text:style-name="T10"><text:tab/></text:span><text:span text:style-name="T10"> <text:s text:c="2"/>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Goal specifications</text:span><text:line-break/></text:p>
          </draw:text-box>
        </draw:frame>
        <draw:frame presentation:style-name="pr2" draw:text-style-name="P11" draw:layer="layout" svg:width="24.639cm" svg:height="12.178cm" svg:x="1.4cm" svg:y="3.965cm" presentation:class="subtitle" presentation:user-transformed="true">
          <draw:text-box>
            <text:p text:style-name="P5"><text:span text:style-name="T5">Goal specifications</text:span><text:span text:style-name="T10">:</text:span></text:p>
            <text:p text:style-name="P5"><text:span text:style-name="T10"/></text:p>
            <text:p text:style-name="P5"><text:span text:style-name="T10">at-item(screw, workspaceD) are </text:span><text:span text:style-name="T11">true</text:span></text:p>
            <text:p text:style-name="P5"><text:span text:style-name="T10">Others remains unchange</text:span></text:p>
            <text:p text:style-name="P5"><text:span text:style-name="T10"/></text:p>
            <text:p text:style-name="P5"><text:span text:style-name="T5">In PDDL</text:span><text:span text:style-name="T10">:</text:span></text:p>
            <text:p text:style-name="P5"><text:span text:style-name="T10"/></text:p>
            <text:p text:style-name="P15"><text:span text:style-name="T10">(:goal (and (at-item screw workspaceD) </text:span></text:p>
            <text:p text:style-name="P15"><text:span text:style-name="T10"><text:tab/></text:span><text:span text:style-name="T10"><text:tab/></text:span><text:span text:style-name="T10"><text:tab/></text:span><text:span text:style-name="T10">(paint screw))</text:span></text:p>
            <text:p text:style-name="P14"><text:span text:style-name="T10"/></text:p>
            <text:p text:style-name="P14"><text:span text:style-name="T10"><text:tab/></text:span><text:span text:style-name="T10"> <text:s text:c="2"/>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Goal specifications</text:span><text:line-break/></text:p>
          </draw:text-box>
        </draw:frame>
        <draw:frame presentation:style-name="pr2" draw:text-style-name="P11" draw:layer="layout" svg:width="24.639cm" svg:height="12.178cm" svg:x="1.4cm" svg:y="3.965cm" presentation:class="subtitle" presentation:user-transformed="true">
          <draw:text-box>
            <text:p text:style-name="P5"><text:span text:style-name="T5">Goal specifications</text:span><text:span text:style-name="T10">:</text:span></text:p>
            <text:p text:style-name="P5"><text:span text:style-name="T10"/></text:p>
            <text:p text:style-name="P5"><text:span text:style-name="T10">at-item(screw, workspaceD) are </text:span><text:span text:style-name="T11">true</text:span></text:p>
            <text:p text:style-name="P5"><text:span text:style-name="T10">Others remains unchange</text:span></text:p>
            <text:p text:style-name="P5"><text:span text:style-name="T10"/></text:p>
            <text:p text:style-name="P5"><text:span text:style-name="T5">In PDDL</text:span><text:span text:style-name="T10">:</text:span></text:p>
            <text:p text:style-name="P5"><text:span text:style-name="T10"/></text:p>
            <text:p text:style-name="P15"><text:span text:style-name="T10">(:goal (and (at-item screw workspaceD) </text:span></text:p>
            <text:p text:style-name="P15"><text:span text:style-name="T10"><text:tab/></text:span><text:span text:style-name="T10"><text:tab/></text:span><text:span text:style-name="T10"><text:tab/></text:span><text:span text:style-name="T10">(paint screw))</text:span></text:p>
            <text:p text:style-name="P14"><text:span text:style-name="T10"/></text:p>
            <text:p text:style-name="P14"><text:span text:style-name="T10"><text:tab/></text:span><text:span text:style-name="T10"> <text:s text:c="2"/>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ACTIONS</text:span><text:line-break/></text:p>
          </draw:text-box>
        </draw:frame>
        <draw:frame presentation:style-name="pr2" draw:text-style-name="P11" draw:layer="layout" svg:width="24.639cm" svg:height="16.857cm" svg:x="1.778cm" svg:y="2.017cm" presentation:class="subtitle" presentation:user-transformed="true">
          <draw:text-box>
            <text:p text:style-name="P12"><text:span text:style-name="T10"/></text:p>
            <text:p text:style-name="P16"><text:span text:style-name="T14">Actions/Operator: move</text:span></text:p>
            <text:p text:style-name="P17"><text:span text:style-name="T15"/></text:p>
            <text:p text:style-name="P18"><text:span text:style-name="T16">Description: Any</text:span><text:span text:style-name="T15"> robot x can move from workspace y to workspace z</text:span></text:p>
            <text:p text:style-name="P18"><text:span text:style-name="T16">Precondition: </text:span><text:span text:style-name="T15">WORKSPACE(y) , WORKSPACE(z), ROBOT(x) and at-robot(x, y) are </text:span><text:span text:style-name="T16">true</text:span></text:p>
            <text:p text:style-name="P18"><text:span text:style-name="T16">Effects: </text:span><text:span text:style-name="T15">at-robot(x, z) becomes true, at-robot(x, y) becomes</text:span><text:span text:style-name="T16"> false. Everything else remains the same</text:span></text:p>
            <text:p text:style-name="P18"><text:span text:style-name="T16"/></text:p>
            <text:p text:style-name="P16"><text:span text:style-name="T17">Actions/Operator: pickup</text:span></text:p>
            <text:p text:style-name="P17"><text:span text:style-name="T16"/></text:p>
            <text:p text:style-name="P16"><text:span text:style-name="T16">Description: </text:span><text:span text:style-name="T18">A robot x can pick up item y in workspace z <text:s/></text:span></text:p>
            <text:p text:style-name="P18"><text:span text:style-name="T16">Precondition</text:span><text:span text:style-name="T18">:ROBOT(x), ITEM(y), WORKSPACE(z), at-item(y, z), at-robot(x, z)</text:span><text:span text:style-name="T18"><text:tab/></text:span><text:span text:style-name="T18">and free(x) are </text:span><text:span text:style-name="T16">true</text:span></text:p>
            <text:p text:style-name="P18"><text:span text:style-name="T16">Effects</text:span><text:span text:style-name="T18">: carry(x, y) becomes true. At-item(y, z) and free(x) are </text:span><text:span text:style-name="T16">false</text:span><text:span text:style-name="T18">. </text:span><text:span text:style-name="T16">Everything else remains the same.</text:span></text:p>
            <text:p text:style-name="P19"><text:span text:style-name="T16"/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ACTIONS</text:span><text:line-break/></text:p>
          </draw:text-box>
        </draw:frame>
        <draw:frame presentation:style-name="pr2" draw:text-style-name="P23" draw:layer="layout" svg:width="24.639cm" svg:height="15.921cm" svg:x="1.778cm" svg:y="2.485cm" presentation:class="subtitle" presentation:user-transformed="true">
          <draw:text-box>
            <text:p text:style-name="P20"><text:span text:style-name="T19"/></text:p>
            <text:p text:style-name="P21"><text:span text:style-name="T17">Actions/Operator: paint</text:span></text:p>
            <text:p text:style-name="P22"><text:span text:style-name="T18"/></text:p>
            <text:p text:style-name="P21"><text:span text:style-name="T16">Description</text:span><text:span text:style-name="T18">: robot x can paint item y </text:span></text:p>
            <text:p text:style-name="P21"><text:span text:style-name="T16">Precondition</text:span><text:span text:style-name="T18">:ROBOT(x), ITEM(y), WORKSPACE(z), at-item(y, z), at-robot(x, z), and free(x) are </text:span><text:span text:style-name="T16">true</text:span></text:p>
            <text:p text:style-name="P21"><text:span text:style-name="T16">Effects</text:span><text:span text:style-name="T18">: paint(x, y) <text:s/>are true. free(x) <text:s/>are </text:span><text:span text:style-name="T16">false. Everything else remains the same.</text:span></text:p>
            <text:p text:style-name="P22"><text:span text:style-name="T20"/></text:p>
            <text:p text:style-name="P21"><text:span text:style-name="T17">Actions/Operator: load</text:span></text:p>
            <text:p text:style-name="P22"><text:span text:style-name="T16"/></text:p>
            <text:p text:style-name="P21"><text:span text:style-name="T16">Description</text:span><text:span text:style-name="T18">: robot x can load item y in workspace z on transporter</text:span></text:p>
            <text:p text:style-name="P21"><text:span text:style-name="T16">Precondition</text:span><text:span text:style-name="T18">:ROBOT(x), ROBOT(x1), ITEM(y), WORKSPACE(z), at-robot(x, z), idle(x1) and free(x) are </text:span><text:span text:style-name="T16">true</text:span></text:p>
            <text:p text:style-name="P21"><text:span text:style-name="T16">Effects</text:span><text:span text:style-name="T18">:carry(x, y), empty(z) and ontop(y, x1) <text:s/>are true, idle(x1), free(x) are </text:span><text:span text:style-name="T16">false.Everything else remains the same.</text:span></text:p>
            <text:p text:style-name="P20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4">ACTIONS</text:span><text:line-break/></text:p>
          </draw:text-box>
        </draw:frame>
        <draw:frame presentation:style-name="pr2" draw:text-style-name="P23" draw:layer="layout" svg:width="24.639cm" svg:height="12.178cm" svg:x="1.778cm" svg:y="4.356cm" presentation:class="subtitle" presentation:user-transformed="true">
          <draw:text-box>
            <text:p text:style-name="P20"><text:span text:style-name="T19"/></text:p>
            <text:p text:style-name="P24"><text:span text:style-name="T17">Actions/Operator: unload</text:span></text:p>
            <text:p text:style-name="P25"><text:span text:style-name="T16"/></text:p>
            <text:p text:style-name="P24"><text:span text:style-name="T16">Description: </text:span><text:span text:style-name="T18">robot x can unload item y in workspace z on workstation </text:span><text:span text:style-name="T18">w</text:span></text:p>
            <text:p text:style-name="P26"><text:span text:style-name="T16">Precondition:</text:span><text:span text:style-name="T18"> ROBOT(x),ROBOT(x1), ITEM(y), WORKSPACE(z), </text:span><text:span text:style-name="T18">WORKSTATION(w), at-robot(x, z), at-robot(x1, z), empty(w), at-</text:span><text:span text:style-name="T18">item(y, x1) and free(x) are</text:span><text:span text:style-name="T16"> true</text:span></text:p>
            <text:p text:style-name="P26"><text:span text:style-name="T16">Effects:</text:span><text:span text:style-name="T18"> carry(x, y) and on(y, w) are true. free(x), idle(x1) becomes</text:span><text:span text:style-name="T16"> </text:span><text:span text:style-name="T16">false.Everything else remains the sa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ggs </meta:initial-creator>
    <meta:creation-date>2015-12-08T17:49:52</meta:creation-date>
    <dc:date>2015-12-08T18:52:09</dc:date>
    <dc:creator>seggs </dc:creator>
    <meta:editing-duration>PT11M29S</meta:editing-duration>
    <meta:editing-cycles>1</meta:editing-cycles>
    <meta:document-statistic meta:object-count="89"/>
    <meta:generator>LibreOffice/3.5$Linux_x86 LibreOffice_project/350m1$Build-2</meta:generator>
  </office:meta>
</office:document-meta>
</file>